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Ungkam Basic" svg:font-family="'Ungkam Basic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3" style:family="paragraph" style:parent-style-name="Text_20_body" style:list-style-name="L1">
      <style:paragraph-properties fo:text-align="start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4" style:family="paragraph" style:parent-style-name="Text_20_body" style:list-style-name="L3">
      <style:paragraph-properties fo:text-align="start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5" style:family="paragraph" style:parent-style-name="Text_20_body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Text_20_body">
      <style:text-properties style:font-name="Ungkam Basic" fo:font-size="10pt" fo:font-weight="bold" style:font-size-asian="10pt" style:font-weight-asian="bold" style:font-size-complex="10pt" style:font-weight-complex="bold"/>
    </style:style>
    <style:style style:name="P7" style:family="paragraph" style:parent-style-name="Text_20_body">
      <style:text-properties style:font-name="Ungkam Basic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Š~b/IŠ~b~v1 </text:p>
      <text:p text:style-name="Standard"/>
      <text:p text:style-name="Standard">Bad stacking patterns list </text:p>
      <text:p text:style-name="Standard"/>
      <text:p text:style-name="Standard"><text:a xlink:type="simple" xlink:href="mailto:DUB@n" text:style-name="Internet_20_link" text:visited-style-name="Visited_20_Internet_20_Link">DUB@n</text:a> notations in 5.1.2</text:p>
      <text:p text:style-name="Standard"/>
      <text:p text:style-name="Standard">Check numbering</text:p>
      <text:p text:style-name="Standard"/>
      <text:p text:style-name="Standard">Additional CDLI corrections and/or mention that CDLI corrections are futile?</text:p>
      <text:p text:style-name="Standard"/>
      <text:p text:style-name="Standard">Update unicode font install before making PDF</text:p>
      <text:p text:style-name="Standard"/>
      <text:p text:style-name="Standard">Redo header row boxes to be just underline</text:p>
      <text:p text:style-name="Standard"/>
      <text:p text:style-name="P5">Appendix 1: Unprocessed Notes to be added to Comments</text:p>
      <text:p text:style-name="P2">ŠITA</text:p>
      <text:list xml:id="list1754459830079609200" text:style-name="L1">
        <text:list-item>
          <text:list>
            <text:list-item>
              <text:p text:style-name="P3">normalization needed for @g forms? Most @g forms do not have an allograph code</text:p>
            </text:list-item>
          </text:list>
        </text:list-item>
      </text:list>
      <text:p text:style-name="P2">|TUG₂~a@g.(BAD&amp;BAD)|</text:p>
      <text:list xml:id="list8097143503635660046" text:style-name="L3">
        <text:list-item>
          <text:list>
            <text:list-item>
              <text:p text:style-name="P4">missing from AP/CDLI; ZATU 558; clear on photo of P003578; line art needs slight completion</text:p>
            </text:list-item>
          </text:list>
        </text:list-item>
      </text:list>
      <text:p text:style-name="P2">Very few @f numbers in Uruk IV/III?</text:p>
      <text:p text:style-name="P2">approximations page for compounds? or list them on web page?</text:p>
      <text:p text:style-name="P2"/>
      <text:p text:style-name="P1">More text placeholder</text:p>
      <text:p text:style-name="P6">UŠ×TAR</text:p>
      <text:p text:style-name="P7">Needs newglyph swap for ×TAR~c signs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Ungkam Basic" svg:font-family="'Ungkam Basic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ve Tinney</meta:initial-creator>
    <meta:creation-date>2024-04-12T17:41:19</meta:creation-date>
    <dc:date>2024-04-13T17:08:06</dc:date>
    <dc:creator>Steve Tinney</dc:creator>
    <meta:editing-duration>PT23H26M47S</meta:editing-duration>
    <meta:editing-cycles>19</meta:editing-cycles>
    <meta:generator>OpenOffice/4.1.13$Unix OpenOffice.org_project/4113m1$Build-9810</meta:generator>
    <meta:document-statistic meta:table-count="0" meta:image-count="0" meta:object-count="0" meta:page-count="1" meta:paragraph-count="17" meta:word-count="107" meta:character-count="648"/>
  </office:meta>
</office:document-meta>
</file>